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7000000CEAFBE7DE4CE2294AE.png" manifest:media-type="image/png"/>
  <manifest:file-entry manifest:full-path="Pictures/10000001000000F7000000B666062E41B59599A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eeeeee" draw:fill-color="#dddddd" draw:textarea-horizontal-align="justify" draw:textarea-vertical-align="middle" draw:auto-grow-height="false" fo:min-height="1.546cm" fo:min-width="3.318cm" loext:glow-color="#8d1d75"/>
      <style:paragraph-properties style:writing-mode="lr-tb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  <style:text-properties fo:color="#55308d" loext:opacity="100%" fo:font-weight="bold" style:font-weight-asian="bold" style:font-weight-complex="bold"/>
    </style:style>
    <style:style style:name="P4" style:family="paragraph">
      <loext:graphic-properties draw:fill-color="#dddddd"/>
      <style:paragraph-properties fo:text-align="center"/>
      <style:text-properties fo:color="#55308d" loext:opacity="100%"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color="#55308d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2.11cm" svg:y1="5.125cm" svg:x2="13.055cm" svg:y2="5.125cm" svg:d="M2110 5125h10945" svg:viewBox="0 0 10946 1">
          <text:p/>
        </draw:connector>
        <draw:connector draw:style-name="gr1" draw:text-style-name="P1" draw:layer="layout" draw:type="line" svg:x1="4.065cm" svg:y1="9.316cm" svg:x2="11.102cm" svg:y2="0.933cm" svg:d="M4065 9316l7037-8383" svg:viewBox="0 0 7038 8384">
          <text:p/>
        </draw:connector>
        <draw:connector draw:style-name="gr1" draw:text-style-name="P1" draw:layer="layout" draw:type="line" svg:x1="11.102cm" svg:y1="9.317cm" svg:x2="4.065cm" svg:y2="0.934cm" svg:d="M11102 9317l-7037-8383" svg:viewBox="0 0 7038 8384">
          <text:p/>
        </draw:connector>
        <draw:g>
          <svg:title>TexMaths</svg:title>
          <svg:desc>14§display§\text{prolate}\ x=y§svg§600§TRUE§</svg:desc>
          <draw:g>
            <draw:path draw:style-name="gr2" draw:text-style-name="P2" draw:layer="layout" svg:width="0.241cm" svg:height="0.31cm" svg:x="9.576cm" svg:y="4.754cm" svg:viewBox="0 0 242 311" svg:d="M70 32c0-11 0-21 0-32-23 2-47 4-70 6 0 5 0 10 0 15 35 0 38 3 38 25 0 76 0 153 0 229 0 21-6 21-38 21 0 5 0 10 0 15 17 0 42-1 55-1 14 0 39 1 56 1 0-5 0-10 0-15-34 0-40 0-40-21 0-27 0-55 0-82 0-2 0-4 0-6 3 9 24 35 62 35 59 0 109-47 109-112 0-61-47-110-102-110-39 0-60 22-70 32zM71 161c0-37 0-73 0-109 16-25 40-39 65-39 35 0 66 43 66 97 0 60-35 101-72 101-19 0-38-10-52-29-7-10-7-12-7-21z">
              <text:p/>
            </draw:path>
            <draw:path draw:style-name="gr2" draw:text-style-name="P2" draw:layer="layout" svg:width="0.164cm" svg:height="0.216cm" svg:x="9.849cm" svg:y="4.754cm" svg:viewBox="0 0 165 217" svg:d="M69 54c0-18 0-36 0-54-23 2-46 4-69 6 0 5 0 10 0 15 35 0 38 3 38 28 0 44 0 87 0 131 0 21-4 21-38 21 0 5 0 10 0 16 20 0 42-2 56-2 20 0 43 0 63 2 0-6 0-11 0-16-4 0-8 0-11 0-37 0-37-5-37-22 0-25 0-50 0-76 0-49 20-92 58-92 4 0 4 0 5 0-1 2-11 7-11 20 0 14 10 21 21 21 9 0 21-5 21-21s-15-31-36-31c-37 0-53 34-60 54z">
              <text:p/>
            </draw:path>
            <draw:path draw:style-name="gr2" draw:text-style-name="P2" draw:layer="layout" svg:width="0.216cm" svg:height="0.224cm" svg:x="10.042cm" svg:y="4.751cm" svg:viewBox="0 0 217 225" svg:d="M217 115c0-63-49-115-108-115-61 0-109 53-109 115s50 110 108 110c60 0 109-48 109-110zM109 212c-21 0-43-9-56-32-12-22-12-51-12-70 0-18 0-44 11-67 14-22 36-32 56-32 22 0 43 11 56 32 12 21 12 49 12 67 0 19 0 45-11 66-10 22-32 36-56 36z">
              <text:p/>
            </draw:path>
            <draw:path draw:style-name="gr2" draw:text-style-name="P2" draw:layer="layout" svg:width="0.108cm" svg:height="0.338cm" svg:x="10.29cm" svg:y="4.631cm" svg:viewBox="0 0 109 339" svg:d="M71 0c-23 2-47 4-71 6 0 5 0 10 0 15 35 0 38 3 38 26 0 86 0 171 0 256 0 21-4 21-38 21 0 5 0 10 0 15 17 0 42-1 55-1 12 0 36 1 54 1 0-5 0-10 0-15-32 0-38 0-38-21 0-101 0-202 0-303z">
              <text:p/>
            </draw:path>
            <draw:path draw:style-name="gr2" draw:text-style-name="P2" draw:layer="layout" svg:width="0.22cm" svg:height="0.224cm" svg:x="10.431cm" svg:y="4.751cm" svg:viewBox="0 0 221 225" svg:d="M143 183c1 20 15 39 38 39 11 0 40-7 40-46 0-9 0-19 0-28-4 0-8 0-12 0 0 9 0 19 0 28 0 28-12 31-17 31-17 0-18-21-18-24 0-33 0-65 0-98 0-21 0-40-19-58-19-19-43-27-67-27-40 0-74 24-74 56 0 14 10 22 22 22 14 0 23-10 23-22 0-6-2-22-25-22 14-17 37-23 53-23 25 0 53 20 53 63 0 6 0 12 0 18-25 2-60 3-91 17-36 17-49 42-49 64 0 39 48 52 78 52 33 0 55-20 65-42zM140 102c0 16 0 33 0 49 0 46-36 63-59 63-24 0-43-17-43-41 0-28 21-68 102-71z">
              <text:p/>
            </draw:path>
            <draw:path draw:style-name="gr2" draw:text-style-name="P2" draw:layer="layout" svg:width="0.153cm" svg:height="0.305cm" svg:x="10.665cm" svg:y="4.67cm" svg:viewBox="0 0 154 306" svg:d="M77 105c23 0 47 0 70 0 0-5 0-10 0-16-23 0-47 0-70 0 0-29 0-59 0-89-4 0-8 0-13 0-1 39-15 92-64 94 0 3 0 7 0 11 14 0 28 0 42 0 0 45 0 90 0 135 0 60 46 66 64 66 35 0 48-35 48-66 0-9 0-18 0-28-4 0-8 0-11 0 0 9 0 18 0 27 0 36-16 54-34 54-32 0-32-44-32-53 0-45 0-90 0-135z">
              <text:p/>
            </draw:path>
            <draw:path draw:style-name="gr2" draw:text-style-name="P2" draw:layer="layout" svg:width="0.189cm" svg:height="0.224cm" svg:x="10.861cm" svg:y="4.751cm" svg:viewBox="0 0 190 225" svg:d="M42 96c3-72 43-85 60-85 51 0 56 66 56 85-39 0-77 0-116 0zM41 106c45 0 91 0 137 0 11 0 12 0 12-10 0-49-26-96-88-96-56 0-102 50-102 112 0 65 52 113 108 113 60 0 82-55 82-64 0-5-4-6-5-6-6 0-6 3-7 7-17 50-62 50-66 50-25 0-45-14-56-32-15-24-15-56-15-74z">
              <text:p/>
            </draw:path>
            <draw:path draw:style-name="gr2" draw:text-style-name="P2" draw:layer="layout" svg:width="0.244cm" svg:height="0.221cm" svg:x="11.244cm" svg:y="4.754cm" svg:viewBox="0 0 245 222" svg:d="M150 68c3-12 14-57 49-57 1 0 14 0 24 7-14 2-24 14-24 25 0 9 5 18 19 18 12 0 27-9 27-29 0-25-29-32-46-32-28 0-46 27-52 38-13-32-39-38-53-38-51 0-79 63-79 75 0 6 5 6 6 6 4 0 6-1 6-6 16-51 50-64 67-64 8 0 26 4 26 32 0 16-8 49-26 118-9 30-25 50-48 50-3 0-14 0-24-6 12-2 23-12 23-26s-11-17-18-17c-14 0-27 13-27 28 0 22 24 32 46 32 32 0 51-35 52-38 6 19 24 38 53 38 51 0 79-63 79-75 0-5-5-5-6-5-6 0-6 2-7 5-17 53-49 64-66 64-18 0-26-15-26-32 0-11 2-21 8-44 6-22 11-44 17-67z">
              <text:p/>
            </draw:path>
            <draw:path draw:style-name="gr2" draw:text-style-name="P2" draw:layer="layout" svg:width="0.325cm" svg:height="0.114cm" svg:x="11.675cm" svg:y="4.792cm" svg:viewBox="0 0 326 115" svg:d="M309 20c9 0 17 0 17-10s-8-10-15-10c-99 0-197 0-296 0-7 0-15 0-15 10s8 10 17 10c97 0 195 0 292 0zM311 115c7 0 15 0 15-10s-8-10-17-10c-97 0-195 0-292 0-9 0-17 0-17 10s8 10 15 10c99 0 197 0 296 0z">
              <text:p/>
            </draw:path>
            <draw:path draw:style-name="gr2" draw:text-style-name="P2" draw:layer="layout" svg:width="0.226cm" svg:height="0.316cm" svg:x="12.18cm" svg:y="4.754cm" svg:viewBox="0 0 227 317" svg:d="M225 31c2-7 2-9 2-11 0-10-7-14-14-14-6 0-13 2-17 11-1 1-6 17-7 25-4 14-7 26-10 39-7 30-15 60-22 89-3 7-24 41-56 41-25 0-31-21-31-39 0-23 8-53 25-97 9-19 10-25 10-34 0-23-15-41-41-41-46 0-64 71-64 75 0 6 4 4 6 6 5 0 5-1 8-10 13-44 32-60 49-60 4 0 13 0 13 16 0 12-5 25-9 34-19 52-28 80-28 102 0 45 31 59 60 59 19 0 35-8 49-22-5 25-12 50-32 75-12 17-31 31-53 31-7 0-29-1-38-20 9 0 14 0 21-7 6-4 10-9 10-19 0-16-13-17-18-17-11 0-28 7-28 32 0 24 22 42 53 42 50 0 101-45 115-99 16-62 31-125 47-187z">
              <text:p/>
            </draw:path>
          </draw:g>
        </draw:g>
        <draw:g>
          <svg:title>TexMaths</svg:title>
          <svg:desc>14§display§\text{oblate}\ x=y§svg§600§TRUE§</svg:desc>
          <draw:g>
            <draw:path draw:style-name="gr2" draw:text-style-name="P2" draw:layer="layout" svg:width="0.216cm" svg:height="0.224cm" svg:x="2.777cm" svg:y="4.753cm" svg:viewBox="0 0 217 225" svg:d="M217 115c0-63-49-115-108-115-61 0-109 53-109 115s50 110 108 110c60 0 109-48 109-110zM109 212c-21 0-43-9-56-32-12-22-12-51-12-70 0-18 0-44 11-67 14-22 36-32 56-32 22 0 43 11 56 32 12 21 12 49 12 67 0 19 0 45-9 66-12 22-34 36-58 36z">
              <text:p/>
            </draw:path>
            <draw:path draw:style-name="gr2" draw:text-style-name="P2" draw:layer="layout" svg:width="0.243cm" svg:height="0.344cm" svg:x="3.022cm" svg:y="4.633cm" svg:viewBox="0 0 244 345" svg:d="M71 155c0-52 0-103 0-155-23 2-47 4-71 6 0 5 0 10 0 15 35 0 39 3 39 26 0 98 0 195 0 292 4 0 9 0 13 0 5-10 4-7 17-30 8 12 28 36 64 36 59 0 111-47 111-112 0-61-49-110-105-110-38 0-59 24-68 32zM73 284c0-34 0-67 0-101 0-10 0-10 5-18 20-27 47-31 58-31 22 0 40 13 52 31 12 21 14 49 14 68 0 18 0 48-14 70-12 15-30 31-56 31-23 0-41-11-52-29-7-10-7-12-7-21z">
              <text:p/>
            </draw:path>
            <draw:path draw:style-name="gr2" draw:text-style-name="P2" draw:layer="layout" svg:width="0.108cm" svg:height="0.338cm" svg:x="3.298cm" svg:y="4.633cm" svg:viewBox="0 0 109 339" svg:d="M71 0c-23 2-47 4-71 6 0 5 0 10 0 15 35 0 39 3 39 26 0 86 0 171 0 256 0 21-5 21-39 21 0 5 0 10 0 15 17 0 43-1 55-1 11 0 36 1 54 1 0-5 0-10 0-15-32 0-38 0-38-21 0-101 0-202 0-303z">
              <text:p/>
            </draw:path>
            <draw:path draw:style-name="gr2" draw:text-style-name="P2" draw:layer="layout" svg:width="0.222cm" svg:height="0.224cm" svg:x="3.439cm" svg:y="4.753cm" svg:viewBox="0 0 223 225" svg:d="M143 183c3 20 15 39 39 39 10 0 41-7 41-46 0-9 0-19 0-28-5 0-9 0-13 0 0 9 0 19 0 28 0 28-13 31-18 31-16 0-18-21-18-24 0-33 0-65 0-98 0-21 0-40-19-58-18-19-43-27-67-27-39 0-74 24-74 56 0 14 10 22 22 22 14 0 24-10 24-22 0-6-3-22-25-22 13-17 36-23 53-23 24 0 52 20 52 63 0 6 0 12 0 18-25 2-60 3-91 17-36 17-49 42-49 64 0 39 48 52 78 52 33 0 56-20 65-42zM140 102c0 16 0 33 0 49 0 46-35 63-57 63-24 0-45-17-45-41 0-28 21-68 102-71z">
              <text:p/>
            </draw:path>
            <draw:path draw:style-name="gr2" draw:text-style-name="P2" draw:layer="layout" svg:width="0.153cm" svg:height="0.305cm" svg:x="3.674cm" svg:y="4.672cm" svg:viewBox="0 0 154 306" svg:d="M76 105c23 0 46 0 70 0 0-5 0-10 0-16-24 0-47 0-70 0 0-29 0-59 0-89-5 0-9 0-13 0 0 39-15 92-63 94 0 3 0 7 0 11 14 0 28 0 42 0 0 45 0 90 0 135 0 60 45 66 63 66 35 0 49-35 49-66 0-9 0-18 0-28-4 0-8 0-13 0 0 9 0 18 0 27 0 36-15 54-33 54-32 0-32-44-32-53 0-45 0-90 0-135z">
              <text:p/>
            </draw:path>
            <draw:path draw:style-name="gr2" draw:text-style-name="P2" draw:layer="layout" svg:width="0.189cm" svg:height="0.224cm" svg:x="3.869cm" svg:y="4.753cm" svg:viewBox="0 0 190 225" svg:d="M42 96c3-72 45-85 60-85 52 0 56 66 56 85-39 0-77 0-116 0zM42 106c46 0 91 0 137 0 10 0 11 0 11-10 0-49-26-96-88-96-56 0-102 50-102 112 0 65 52 113 109 113 60 0 81-55 81-64 0-5-2-6-5-6-4 0-6 3-7 7-17 50-62 50-66 50-25 0-45-14-56-32-14-24-14-56-14-74z">
              <text:p/>
            </draw:path>
            <draw:path draw:style-name="gr2" draw:text-style-name="P2" draw:layer="layout" svg:width="0.244cm" svg:height="0.221cm" svg:x="4.252cm" svg:y="4.756cm" svg:viewBox="0 0 245 222" svg:d="M150 68c3-12 14-57 49-57 3 0 14 0 24 7-13 2-23 14-23 25 0 9 4 18 18 18 12 0 27-9 27-29 0-25-29-32-46-32-28 0-45 27-52 38-11-32-38-38-53-38-51 0-79 63-79 75 0 6 5 6 6 6 4 0 6-1 7-6 17-51 49-64 66-64 8 0 26 4 26 32 0 16-8 49-26 118-9 30-25 50-48 50-3 0-14 0-24-6 13-2 23-12 23-26s-10-17-18-17c-14 0-27 13-27 28 0 22 25 32 46 32 32 0 51-35 52-38 6 19 24 38 53 38 51 0 79-63 79-75 0-5-5-5-6-5-4 0-6 2-7 5-15 53-49 64-64 64-20 0-28-15-28-32 0-11 2-21 8-44 6-22 11-44 17-67z">
              <text:p/>
            </draw:path>
            <draw:path draw:style-name="gr2" draw:text-style-name="P2" draw:layer="layout" svg:width="0.325cm" svg:height="0.114cm" svg:x="4.683cm" svg:y="4.794cm" svg:viewBox="0 0 326 115" svg:d="M309 20c9 0 17 0 17-10s-8-10-15-10c-99 0-197 0-296 0-7 0-15 0-15 10s8 10 17 10c97 0 195 0 292 0zM311 115c7 0 15 0 15-10s-8-10-17-10c-97 0-195 0-292 0-9 0-17 0-17 10s8 10 15 10c99 0 197 0 296 0z">
              <text:p/>
            </draw:path>
            <draw:path draw:style-name="gr2" draw:text-style-name="P2" draw:layer="layout" svg:width="0.226cm" svg:height="0.316cm" svg:x="5.188cm" svg:y="4.756cm" svg:viewBox="0 0 227 317" svg:d="M225 31c2-7 2-9 2-11 0-10-7-14-14-14-6 0-13 2-17 11-1 1-6 17-7 25-4 14-7 26-10 39-7 30-15 60-22 89-3 7-24 41-56 41-25 0-31-21-31-39 0-23 8-53 25-97 9-19 10-25 10-34 0-23-15-41-41-41-46 0-64 71-64 75 0 6 4 4 6 6 5 0 5-1 8-10 13-44 32-60 49-60 4 0 13 0 13 16 0 12-5 25-9 34-19 52-28 80-28 102 0 45 31 59 60 59 19 0 35-8 49-22-5 25-12 50-32 75-12 17-31 31-53 31-7 0-29-1-38-20 9 0 14 0 21-7 6-4 10-9 10-19 0-16-13-17-18-17-11 0-28 7-28 32 0 24 22 42 53 42 50 0 101-45 115-99 16-62 31-125 47-187z">
              <text:p/>
            </draw:path>
          </draw:g>
        </draw:g>
        <draw:g>
          <svg:title>TexMaths</svg:title>
          <svg:desc>14§display§\text{prolate}\ y=z§svg§600§TRUE§</svg:desc>
          <draw:g>
            <draw:path draw:style-name="gr2" draw:text-style-name="P2" draw:layer="layout" svg:width="0.241cm" svg:height="0.31cm" draw:transform="rotate (-0.872664625997165) translate (5.07901856005948cm 1.32941662604005cm)" svg:viewBox="0 0 242 311" svg:d="M70 32c0-11 0-21 0-32-23 2-47 4-70 6 0 5 0 10 0 15 35 0 38 3 38 25 0 76 0 153 0 229 0 21-6 21-38 21 0 5 0 10 0 15 17 0 42-1 55-1 14 0 39 1 56 1 0-5 0-10 0-15-34 0-40 0-40-21 0-27 0-55 0-82 0-2 0-4 0-6 3 9 24 35 62 35 59 0 109-47 109-112 0-61-48-110-102-110-39 0-60 22-70 32zM71 161c0-37 0-73 0-109 16-25 40-39 65-39 35 0 65 43 65 97 0 60-34 101-71 101-19 0-38-10-52-29-7-10-7-12-7-21z">
              <text:p/>
            </draw:path>
            <draw:path draw:style-name="gr2" draw:text-style-name="P2" draw:layer="layout" svg:width="0.164cm" svg:height="0.216cm" draw:transform="rotate (-0.872664625997165) translate (5.25439973285207cm 1.53842776878901cm)" svg:viewBox="0 0 165 217" svg:d="M69 54c0-18 0-36 0-54-23 2-46 4-69 6 0 5 0 10 0 15 35 0 38 3 38 28 0 44 0 87 0 131 0 21-4 21-38 21 0 5 0 10 0 16 20 0 42-2 56-2 20 0 43 0 63 2 0-6 0-11 0-16-4 0-8 0-11 0-37 0-37-5-37-22 0-25 0-50 0-76 0-49 20-92 58-92 4 0 4 0 5 0-1 2-11 7-11 20 0 14 10 21 21 21 9 0 21-5 21-21s-15-31-36-31c-37 0-53 34-60 54z">
              <text:p/>
            </draw:path>
            <draw:path draw:style-name="gr2" draw:text-style-name="P2" draw:layer="layout" svg:width="0.216cm" svg:height="0.224cm" draw:transform="rotate (-0.872664625997165) translate (5.38065572198591cm 1.6845476045208cm)" svg:viewBox="0 0 217 225" svg:d="M217 115c0-63-49-115-108-115-61 0-109 53-109 115s50 110 108 110c60 0 109-48 109-110zM109 212c-21 0-43-9-56-32-12-22-12-51-12-70 0-18 0-44 11-67 14-22 36-32 56-32 22 0 43 11 56 32 12 21 12 49 12 67 0 19 0 45-11 66-10 22-32 36-56 36z">
              <text:p/>
            </draw:path>
            <draw:path draw:style-name="gr2" draw:text-style-name="P2" draw:layer="layout" svg:width="0.108cm" svg:height="0.338cm" draw:transform="rotate (-0.872664625997165) translate (5.6318713995258cm 1.79704849582997cm)" svg:viewBox="0 0 109 339" svg:d="M71 0c-23 2-47 4-71 6 0 5 0 10 0 15 35 0 38 3 38 26 0 86 0 171 0 256 0 21-4 21-38 21 0 5 0 10 0 15 17 0 42-1 55-1 12 0 36 1 54 1 0-5 0-10 0-15-32 0-38 0-38-21 0-101 0-202 0-303z">
              <text:p/>
            </draw:path>
            <draw:path draw:style-name="gr2" draw:text-style-name="P2" draw:layer="layout" svg:width="0.22cm" svg:height="0.224cm" draw:transform="rotate (-0.872664625997165) translate (5.63068631704407cm 1.98252246443983cm)" svg:viewBox="0 0 221 225" svg:d="M143 183c1 20 15 39 37 39 12 0 41-7 41-46 0-9 0-19 0-28-4 0-8 0-13 0 0 9 0 19 0 28 0 28-11 31-16 31-17 0-18-21-18-24 0-33 0-65 0-98 0-21 0-40-19-58-19-19-43-27-67-27-40 0-74 24-74 56 0 14 10 22 22 22 14 0 23-10 23-22 0-6-2-22-25-22 14-17 37-23 53-23 25 0 53 20 53 63 0 6 0 12 0 18-25 2-60 3-91 17-36 17-49 42-49 64 0 39 48 52 78 52 33 0 55-20 65-42zM140 102c0 16 0 33 0 49 0 46-36 63-59 63-24 0-43-17-43-41 0-28 21-68 102-71z">
              <text:p/>
            </draw:path>
            <draw:path draw:style-name="gr2" draw:text-style-name="P2" draw:layer="layout" svg:width="0.153cm" svg:height="0.305cm" draw:transform="rotate (-0.872664625997165) translate (5.8429469370044cm 2.10944522659883cm)" svg:viewBox="0 0 154 306" svg:d="M77 105c23 0 47 0 70 0 0-5 0-10 0-16-23 0-47 0-70 0 0-29 0-59 0-89-4 0-8 0-13 0-1 39-15 92-64 94 0 3 0 7 0 11 14 0 28 0 42 0 0 45 0 90 0 135 0 60 46 66 64 66 35 0 48-35 48-66 0-9 0-18 0-28-4 0-8 0-11 0 0 9 0 18 0 27 0 36-16 54-34 54-32 0-32-44-32-53 0-45 0-90 0-135z">
              <text:p/>
            </draw:path>
            <draw:path draw:style-name="gr2" draw:text-style-name="P2" draw:layer="layout" svg:width="0.189cm" svg:height="0.224cm" draw:transform="rotate (-0.872664625997165) translate (5.90679924036369cm 2.31158103276768cm)" svg:viewBox="0 0 190 225" svg:d="M42 96c3-72 43-85 60-85 51 0 56 66 56 85-39 0-77 0-116 0zM41 106c45 0 91 0 137 0 11 0 12 0 12-10 0-49-26-96-88-96-56 0-102 50-102 112 0 65 52 113 108 113 60 0 82-55 82-64 0-5-4-6-5-6-6 0-6 3-7 7-17 50-62 50-66 50-25 0-45-14-56-32-15-24-15-56-15-74z">
              <text:p/>
            </draw:path>
            <draw:path draw:style-name="gr2" draw:text-style-name="P2" draw:layer="layout" svg:width="0.226cm" svg:height="0.316cm" draw:transform="rotate (-0.872664625997165) translate (6.15109219066857cm 2.60706422684395cm)" svg:viewBox="0 0 227 317" svg:d="M224 31c3-7 3-9 3-11 0-10-7-14-14-14-6 0-14 2-19 11 0 1-4 17-7 25-2 14-7 26-9 39-7 30-14 60-21 89-3 7-24 41-56 41-25 0-31-21-31-39 0-23 8-53 25-97 9-19 10-25 10-34 0-23-15-41-41-41-46 0-64 71-64 75 0 6 4 6 6 6 5 0 5-1 8-10 13-44 32-60 49-60 4 0 13 0 13 16 0 12-6 25-9 34-19 52-28 80-28 102 0 45 31 59 59 59 20 0 36-8 50-22-7 25-12 50-32 75-12 17-31 31-54 31-6 0-28-1-37-20 7 0 14 0 21-7 4-4 10-9 10-19 0-16-14-17-18-17-11 0-28 7-28 32 0 24 22 42 52 42 51 0 102-45 116-99 15-62 30-125 46-187z">
              <text:p/>
            </draw:path>
            <draw:path draw:style-name="gr2" draw:text-style-name="P2" draw:layer="layout" svg:width="0.325cm" svg:height="0.114cm" draw:transform="rotate (-0.872664625997165) translate (6.38482314437732cm 2.94428753484433cm)" svg:viewBox="0 0 326 115" svg:d="M309 20c9 0 17 0 17-10s-8-10-15-10c-99 0-197 0-296 0-7 0-15 0-15 10s8 10 17 10c97 0 195 0 292 0zM311 115c7 0 15 0 15-10s-8-10-17-10c-97 0-195 0-292 0-9 0-17 0-17 10s8 10 15 10c99 0 197 0 296 0z">
              <text:p/>
            </draw:path>
            <draw:path draw:style-name="gr2" draw:text-style-name="P2" draw:layer="layout" svg:width="0.207cm" svg:height="0.221cm" draw:transform="rotate (-0.872664625997165) translate (6.74289122501486cm 3.31234285211993cm)" svg:viewBox="0 0 208 222" svg:d="M45 176c26-28 40-41 57-56 16-14 31-26 49-43 46-46 57-70 57-71 0-6-4-6-5-6-3 0-4 1-7 6-16 23-25 32-36 32-12 0-19-9-26-17-9-11-18-21-35-21-36 0-58 46-58 56 0 3 1 5 5 5s6-2 7-5c9-22 38-22 41-22 11 0 21 2 32 7 20 6 25 6 38 6-18 21-59 58-69 65-15 14-30 28-45 42-33 32-50 60-50 64s4 3 6 4c4 0 5-1 8-7 11-17 25-29 42-29 11 0 15 4 28 18 8 10 17 18 32 18 48 0 77-61 77-75 0-3-3-5-6-5-5 0-5 3-7 6-11 32-43 42-60 42-9 0-18-4-28-7-16-7-23-8-35-8-1 0-8 0-12 1z">
              <text:p/>
            </draw:path>
          </draw:g>
        </draw:g>
        <draw:g>
          <svg:title>TexMaths</svg:title>
          <svg:desc>14§display§\text{oblate}\ x=z§svg§600§TRUE§</svg:desc>
          <draw:g>
            <draw:path draw:style-name="gr2" draw:text-style-name="P2" draw:layer="layout" svg:width="0.216cm" svg:height="0.223cm" draw:transform="rotate (0.872664625997165) translate (8.71400861756766cm 3.13525260638309cm)" svg:viewBox="0 0 217 224" svg:d="M217 114c0-62-49-114-108-114-61 0-109 53-109 114 0 63 50 110 108 110 60 0 109-47 109-110zM109 212c-21 0-43-10-56-32-12-23-12-52-12-70s0-45 11-67c14-22 36-32 56-32 22 0 43 11 56 32 12 21 12 49 12 67s0 45-10 65c-11 23-33 37-57 37z">
              <text:p/>
            </draw:path>
            <draw:path draw:style-name="gr2" draw:text-style-name="P2" draw:layer="layout" svg:width="0.242cm" svg:height="0.343cm" draw:transform="rotate (0.872664625997165) translate (8.77963103843504cm 2.87070965179264cm)" svg:viewBox="0 0 243 344" svg:d="M71 155c0-52 0-103 0-155-23 2-47 4-71 6 0 5 0 10 0 15 35 0 39 3 39 26 0 97 0 194 0 291 4 0 9 0 13 0 5-10 4-7 17-30 8 11 28 36 64 36 59 0 110-47 110-111 0-62-49-110-104-110-38 0-59 23-68 32zM73 283c0-34 0-67 0-101 0-9 0-9 5-18 20-26 47-30 58-30 22 0 40 12 51 30 13 21 14 49 14 69 0 18 0 47-14 69-11 16-29 31-55 31-23 0-41-11-52-29-7-10-7-12-7-21z">
              <text:p/>
            </draw:path>
            <draw:path draw:style-name="gr2" draw:text-style-name="P2" draw:layer="layout" svg:width="0.108cm" svg:height="0.337cm" draw:transform="rotate (0.872664625997165) translate (8.95679097692577cm 2.65957865863255cm)" svg:viewBox="0 0 109 338" svg:d="M71 0c-23 2-47 4-71 6 0 5 0 10 0 15 35 0 39 3 39 26 0 85 0 170 0 255 0 21-5 21-39 21 0 5 0 10 0 15 17 0 43-1 55-1 11 0 36 1 54 1 0-5 0-10 0-15-32 0-38 0-38-21 0-101 0-201 0-302z">
              <text:p/>
            </draw:path>
            <draw:path draw:style-name="gr2" draw:text-style-name="P2" draw:layer="layout" svg:width="0.221cm" svg:height="0.223cm" draw:transform="rotate (0.872664625997165) translate (9.13937232775099cm 2.62832387661291cm)" svg:viewBox="0 0 222 224" svg:d="M143 182c3 20 15 39 39 39 10 0 40-7 40-46 0-9 0-18 0-27-4 0-8 0-12 0 0 9 0 18 0 27 0 28-13 31-18 31-16 0-19-21-19-24 0-32 0-65 0-97 0-21 0-40-18-59-18-18-43-26-67-26-39 0-74 24-74 56 0 14 10 22 22 22 14 0 24-10 24-22 0-6-3-23-25-23 13-16 36-22 53-22 24 0 52 20 52 63 0 6 0 12 0 18-25 1-60 3-91 17-36 16-49 41-49 64 0 39 48 51 78 51 34 0 56-19 65-42zM140 102c0 16 0 32 0 48 0 46-35 63-57 63-24 0-45-17-45-40 0-28 21-69 102-71z">
              <text:p/>
            </draw:path>
            <draw:path draw:style-name="gr2" draw:text-style-name="P2" draw:layer="layout" svg:width="0.153cm" svg:height="0.304cm" draw:transform="rotate (0.872664625997165) translate (9.22857284696146cm 2.3963495637955cm)" svg:viewBox="0 0 154 305" svg:d="M76 104c23 0 46 0 70 0 0-5 0-10 0-15-24 0-47 0-70 0 0-30 0-59 0-89-5 0-9 0-13 0 0 39-15 92-63 93 0 4 0 8 0 11 14 0 28 0 42 0 0 45 0 91 0 136 0 59 45 65 63 65 35 0 49-35 49-65 0-10 0-19 0-28-4 0-8 0-13 0 0 9 0 17 0 26 0 36-15 54-33 54-32 0-32-44-32-52 0-45 0-91 0-136z">
              <text:p/>
            </draw:path>
            <draw:path draw:style-name="gr2" draw:text-style-name="P2" draw:layer="layout" svg:width="0.189cm" svg:height="0.223cm" draw:transform="rotate (0.872664625997165) translate (9.41545405930761cm 2.29930248118068cm)" svg:viewBox="0 0 190 224" svg:d="M42 96c3-72 45-85 62-85 50 0 54 66 54 85-39 0-77 0-116 0zM42 106c46 0 91 0 137 0 10 0 11 0 11-10 0-49-26-96-86-96-58 0-104 50-104 111 0 66 52 113 109 113 60 0 81-54 81-64 0-4-3-5-5-5-5 0-6 2-7 7-17 50-62 50-66 50-25 0-45-14-56-32-14-24-14-56-14-74z">
              <text:p/>
            </draw:path>
            <draw:path draw:style-name="gr2" draw:text-style-name="P2" draw:layer="layout" svg:width="0.244cm" svg:height="0.22cm" draw:transform="rotate (0.872664625997165) translate (9.66399304734005cm 2.00743867252043cm)" svg:viewBox="0 0 245 221" svg:d="M150 68c2-12 14-57 49-57 2 0 14 0 23 7-12 1-22 14-22 25 0 9 4 18 18 18 11 0 27-9 27-29 0-25-30-32-46-32-28 0-45 26-52 38-11-32-38-38-53-38-51 0-79 63-79 75 0 6 5 6 6 6 4 0 6-2 7-6 17-51 49-64 66-64 8 0 26 4 26 32 0 15-8 49-26 117-9 31-25 50-48 50-3 0-14 0-24-5 13-3 23-13 23-27s-10-16-18-16c-14 0-27 12-27 27 0 23 25 32 46 32 32 0 51-34 52-37 6 18 24 37 53 37 50 0 78-62 78-75 0-4-4-4-5-4-4 0-6 1-7 4-16 53-49 64-65 64-19 0-27-15-27-32 0-11 2-21 8-43s11-44 17-67z">
              <text:p/>
            </draw:path>
            <draw:path draw:style-name="gr2" draw:text-style-name="P2" draw:layer="layout" svg:width="0.325cm" svg:height="0.113cm" draw:transform="rotate (0.872664625997165) translate (9.96978029226494cm 1.70151683837809cm)" svg:viewBox="0 0 326 114" svg:d="M309 19c9 0 17 0 17-9 0-10-8-10-15-10-99 0-197 0-296 0-5 0-15 0-15 10 0 9 10 9 17 9 97 0 195 0 292 0zM311 114c7 0 15 0 15-10 0-9-8-9-17-9-97 0-195 0-292 0-7 0-17 0-17 9 0 10 10 10 15 10 99 0 197 0 296 0z">
              <text:p/>
            </draw:path>
            <draw:path draw:style-name="gr2" draw:text-style-name="P2" draw:layer="layout" svg:width="0.207cm" svg:height="0.22cm" draw:transform="rotate (0.872664625997165) translate (10.2701138521256cm 1.28509202587116cm)" svg:viewBox="0 0 208 221" svg:d="M45 175c26-27 40-40 57-55 16-15 31-27 49-43 46-46 57-70 57-71 0-6-4-6-5-6-3 0-4 1-7 6-16 23-25 32-37 32-11 0-18-9-25-17-9-11-18-21-35-21-36 0-58 46-58 56 0 2 1 5 5 5s6-3 7-5c9-23 38-23 42-23 10 0 20 3 31 7 20 7 25 7 38 7-18 21-59 57-69 64-15 14-30 28-45 42-33 32-50 60-50 63 0 5 4 4 6 5 4 0 5-1 8-7 11-16 27-29 42-29 11 0 15 4 28 18 8 10 17 18 32 18 48 0 77-61 77-75 0-3-3-4-6-4-5 0-5 3-7 6-11 32-43 41-60 41-9 0-18-4-28-7-16-7-23-8-35-8-1 0-8 0-12 1z">
              <text:p/>
            </draw:path>
          </draw:g>
        </draw:g>
        <draw:g>
          <svg:title>TexMaths</svg:title>
          <svg:desc>14§display§\text{prolate}\ x=z§svg§600§TRUE§</svg:desc>
          <draw:g>
            <draw:path draw:style-name="gr2" draw:text-style-name="P2" draw:layer="layout" svg:width="0.241cm" svg:height="0.31cm" draw:transform="rotate (0.872664625997165) translate (4.31676723973123cm 8.37863621669872cm)" svg:viewBox="0 0 242 311" svg:d="M70 32c0-11 0-21 0-32-23 2-47 4-70 6 0 5 0 10 0 15 35 0 38 3 38 24 0 76 0 152 0 229 0 22-6 22-38 22 0 5 0 10 0 15 17 0 42-1 55-1 14 0 39 1 56 1 0-5 0-10 0-15-34 0-40 0-40-22 0-27 0-54 0-81 0-2 0-4 0-6 3 8 24 35 62 35 59 0 109-48 109-112 0-61-47-110-102-110-39 0-60 22-70 32zM71 160c0-36 0-72 0-108 16-25 40-39 65-39 35 0 66 43 66 97 0 60-35 101-72 101-19 0-38-10-52-30-7-11-7-11-7-21z">
              <text:p/>
            </draw:path>
            <draw:path draw:style-name="gr2" draw:text-style-name="P2" draw:layer="layout" svg:width="0.164cm" svg:height="0.215cm" draw:transform="rotate (0.872664625997165) translate (4.49218652482379cm 8.16957965347935cm)" svg:viewBox="0 0 165 216" svg:d="M69 54c0-18 0-36 0-54-23 2-46 4-69 6 0 5 0 10 0 15 35 0 38 3 38 28 0 43 0 86 0 130 0 22-4 22-38 22 0 5 0 10 0 15 20 0 42-1 56-1 20 0 43 0 63 1 0-5 0-10 0-15-4 0-8 0-11 0-37 0-37-6-37-22 0-25 0-51 0-76 0-49 20-92 58-92 4 0 4 0 5 0-1 2-11 7-11 20 0 14 10 21 21 21 9 0 21-5 21-21s-15-31-36-31c-37 0-53 33-60 54z">
              <text:p/>
            </draw:path>
            <draw:path draw:style-name="gr2" draw:text-style-name="P2" draw:layer="layout" svg:width="0.216cm" svg:height="0.224cm" draw:transform="rotate (0.872664625997165) translate (4.61419135382178cm 8.01983789511605cm)" svg:viewBox="0 0 217 225" svg:d="M217 114c0-62-49-114-108-114-61 0-109 53-109 114 0 63 50 111 108 111 60 0 109-48 109-111zM109 212c-21 0-43-10-56-32-12-22-12-52-12-70s0-44 11-67c14-22 36-32 56-32 22 0 43 11 56 32 12 21 12 49 12 67s0 45-11 66c-10 22-32 36-56 36z">
              <text:p/>
            </draw:path>
            <draw:path draw:style-name="gr2" draw:text-style-name="P2" draw:layer="layout" svg:width="0.108cm" svg:height="0.338cm" draw:transform="rotate (0.872664625997165) translate (4.68148195315603cm 7.75293528269339cm)" svg:viewBox="0 0 109 339" svg:d="M71 0c-23 2-47 4-71 6 0 5 0 10 0 15 35 0 38 3 38 26 0 85 0 170 0 254 0 23-4 23-38 23 0 5 0 10 0 15 17 0 42-1 55-1 12 0 36 1 54 1 0-5 0-10 0-15-32 0-38 0-38-23 0-100 0-201 0-301z">
              <text:p/>
            </draw:path>
            <draw:path draw:style-name="gr2" draw:text-style-name="P2" draw:layer="layout" svg:width="0.22cm" svg:height="0.224cm" draw:transform="rotate (0.872664625997165) translate (4.86427628333835cm 7.721798281911cm)" svg:viewBox="0 0 221 225" svg:d="M143 181c1 20 15 41 38 41 11 0 40-7 40-46 0-9 0-19 0-28-4 0-7 0-11 0 0 9 0 19 0 28 0 28-13 31-18 31-17 0-18-21-18-24 0-33 0-65 0-98 0-21 0-40-19-58-18-19-43-27-67-27-40 0-74 24-74 56 0 14 10 22 22 22 14 0 23-10 23-22 0-6-2-23-25-23 14-16 37-22 53-22 25 0 53 20 53 63 0 6 0 12 0 18-25 1-60 3-91 17-36 17-49 42-49 64 0 39 48 52 78 52 33 0 55-20 65-44zM140 102c0 16 0 32 0 49 0 46-36 63-57 63-26 0-45-17-45-42 0-27 21-67 102-70z">
              <text:p/>
            </draw:path>
            <draw:path draw:style-name="gr2" draw:text-style-name="P2" draw:layer="layout" svg:width="0.153cm" svg:height="0.305cm" draw:transform="rotate (0.872664625997165) translate (4.95250371745937cm 7.49073303268936cm)" svg:viewBox="0 0 154 306" svg:d="M77 105c23 0 47 0 70 0 0-5 0-11 0-16-23 0-47 0-70 0 0-29 0-59 0-89-4 0-8 0-13 0-1 39-15 92-64 93 0 4 0 8 0 12 14 0 28 0 42 0 0 45 0 90 0 135 0 60 46 66 64 66 35 0 48-35 48-66 0-9 0-19 0-28-4 0-8 0-11 0 0 9 0 18 0 27 0 36-16 54-34 54-32 0-32-45-32-53 0-45 0-90 0-135z">
              <text:p/>
            </draw:path>
            <draw:path draw:style-name="gr2" draw:text-style-name="P2" draw:layer="layout" svg:width="0.189cm" svg:height="0.224cm" draw:transform="rotate (0.872664625997165) translate (5.14044920909946cm 7.39266820545795cm)" svg:viewBox="0 0 190 225" svg:d="M42 96c3-72 43-85 60-85 51 0 56 66 56 85-39 0-77 0-116 0zM41 106c45 0 91 0 137 0 11 0 12 0 12-10 0-49-26-96-88-96-56 0-102 50-102 112 0 65 52 113 109 113 59 0 81-55 81-65 0-4-4-5-5-5-6 0-6 3-7 7-17 50-62 50-66 50-25 0-45-14-56-32-15-24-15-56-15-74z">
              <text:p/>
            </draw:path>
            <draw:path draw:style-name="gr2" draw:text-style-name="P2" draw:layer="layout" svg:width="0.244cm" svg:height="0.221cm" draw:transform="rotate (0.872664625997165) translate (5.38907384398935cm 7.10071096871162cm)" svg:viewBox="0 0 245 222" svg:d="M150 68c3-12 14-57 49-57 3 0 14 0 24 7-13 2-24 14-24 25 0 9 5 18 19 18 12 0 27-9 27-29 0-25-29-32-46-32-28 0-46 27-52 38-13-32-39-38-53-38-51 0-79 63-79 75 0 6 5 6 6 6 4 0 6-1 7-6 15-51 49-64 66-64 8 0 26 4 26 32 0 16-8 49-26 117-9 30-25 51-48 51-3 0-14 0-24-6 12-3 23-12 23-26s-11-19-18-19c-14 0-27 14-27 30 0 22 24 32 46 32 32 0 51-35 52-38 6 18 24 38 53 38 51 0 79-63 79-75 0-6-5-6-6-6-4 0-6 3-7 6-15 53-49 64-66 64-18 0-26-16-26-32 0-12 2-21 8-44 6-22 11-44 17-67z">
              <text:p/>
            </draw:path>
            <draw:path draw:style-name="gr2" draw:text-style-name="P2" draw:layer="layout" svg:width="0.325cm" svg:height="0.112cm" draw:transform="rotate (0.872664625997165) translate (5.69501002654714cm 6.79472830277395cm)" svg:viewBox="0 0 326 113" svg:d="M309 20c9 0 17 0 17-10s-8-10-15-10c-99 0-197 0-296 0-7 0-15 0-15 10s8 10 17 10c97 0 195 0 292 0zM311 113c7 0 15 0 15-10s-8-10-17-10c-97 0-195 0-292 0-9 0-17 0-17 10s8 10 15 10c99 0 197 0 296 0z">
              <text:p/>
            </draw:path>
            <draw:path draw:style-name="gr2" draw:text-style-name="P2" draw:layer="layout" svg:width="0.208cm" svg:height="0.221cm" draw:transform="rotate (0.872664625997165) translate (5.99539486015543cm 6.37812571943031cm)" svg:viewBox="0 0 209 222" svg:d="M45 176c26-28 40-41 57-56 16-14 31-27 49-43 46-46 58-70 58-71 0-6-5-6-6-6-3 0-4 1-7 6-15 23-25 32-36 32-12 0-19-9-26-17-9-11-18-21-35-21-36 0-58 46-58 56 0 3 1 5 5 5s6-2 7-5c9-23 38-23 41-23 11 0 21 3 32 7 20 7 25 7 38 7-18 21-59 58-69 65-15 14-30 28-45 42-33 32-50 60-50 62 0 6 4 4 6 6 4 0 5-2 8-7 11-17 25-29 42-29 11 0 15 4 28 18 8 10 17 18 32 18 48 0 77-63 77-75 0-3-3-6-5-6-6 0-6 4-7 7-12 32-44 40-61 40-9 0-18-2-28-5-16-7-23-9-35-9-1 0-8 0-12 2z">
              <text:p/>
            </draw:path>
          </draw:g>
        </draw:g>
        <draw:g>
          <svg:title>TexMaths</svg:title>
          <svg:desc>14§display§\text{oblate}\ y=z§svg§600§TRUE§</svg:desc>
          <draw:g>
            <draw:path draw:style-name="gr2" draw:text-style-name="P2" draw:layer="layout" svg:width="0.216cm" svg:height="0.224cm" draw:transform="rotate (-0.872664625997165) translate (9.28259196642cm 6.39240804714924cm)" svg:viewBox="0 0 217 225" svg:d="M217 115c0-63-49-115-108-115-61 0-109 53-109 115s50 110 108 110c60 0 109-48 109-110zM109 212c-21 0-43-9-56-32-12-22-12-51-12-70 0-18 0-44 11-67 14-22 36-32 56-32 22 0 43 11 56 32 12 21 12 49 12 67 0 19 0 45-9 66-12 22-34 36-58 36z">
              <text:p/>
            </draw:path>
            <draw:path draw:style-name="gr2" draw:text-style-name="P2" draw:layer="layout" svg:width="0.242cm" svg:height="0.344cm" draw:transform="rotate (-0.872664625997165) translate (9.53201434136006cm 6.50277176364243cm)" svg:viewBox="0 0 243 345" svg:d="M71 155c0-52 0-103 0-155-23 2-47 4-71 6 0 5 0 10 0 15 35 0 39 3 39 26 0 98 0 195 0 292 4 0 9 0 13 0 5-10 4-7 17-30 8 12 28 36 64 36 59 0 110-47 110-112 0-61-49-110-104-110-38 0-59 24-68 32zM73 284c0-34 0-67 0-101 0-10 0-10 5-18 20-27 47-31 58-31 22 0 40 13 51 31 13 21 14 49 14 68 0 18 0 48-14 70-11 15-29 31-55 31-23 0-41-11-52-29-7-10-7-12-7-21z">
              <text:p/>
            </draw:path>
            <draw:path draw:style-name="gr2" draw:text-style-name="P2" draw:layer="layout" svg:width="0.108cm" svg:height="0.338cm" draw:transform="rotate (-0.872664625997165) translate (9.70920046281739cm 6.71393396044705cm)" svg:viewBox="0 0 109 339" svg:d="M71 0c-23 2-47 4-71 6 0 5 0 10 0 15 35 0 39 3 39 26 0 86 0 171 0 256 0 21-5 21-39 21 0 5 0 10 0 15 17 0 43-1 55-1 11 0 36 1 54 1 0-5 0-10 0-15-32 0-38 0-38-21 0-101 0-202 0-303z">
              <text:p/>
            </draw:path>
            <draw:path draw:style-name="gr2" draw:text-style-name="P2" draw:layer="layout" svg:width="0.221cm" svg:height="0.224cm" draw:transform="rotate (-0.872664625997165) translate (9.70801854230489cm 6.89941169734511cm)" svg:viewBox="0 0 222 225" svg:d="M143 183c3 20 15 39 39 39 10 0 40-7 40-46 0-9 0-19 0-28-4 0-8 0-12 0 0 9 0 19 0 28 0 28-13 31-18 31-16 0-18-21-18-24 0-33 0-65 0-98 0-21 0-40-19-58-18-19-43-27-67-27-39 0-74 24-74 56 0 14 10 22 22 22 14 0 24-10 24-22 0-6-3-22-25-22 13-17 36-23 53-23 24 0 52 20 52 63 0 6 0 12 0 18-25 2-60 3-91 17-36 17-49 42-49 64 0 39 48 52 78 52 33 0 56-20 65-42zM140 102c0 16 0 33 0 49 0 46-35 63-57 63-24 0-45-17-45-41 0-28 21-68 102-71z">
              <text:p/>
            </draw:path>
            <draw:path draw:style-name="gr2" draw:text-style-name="P2" draw:layer="layout" svg:width="0.153cm" svg:height="0.305cm" draw:transform="rotate (-0.872664625997165) translate (9.9211838124081cm 7.02741257956194cm)" svg:viewBox="0 0 154 306" svg:d="M76 105c23 0 46 0 70 0 0-5 0-10 0-16-24 0-47 0-70 0 0-29 0-59 0-89-5 0-9 0-13 0 0 39-15 92-63 94 0 3 0 7 0 11 14 0 28 0 42 0 0 45 0 90 0 135 0 60 45 66 63 66 35 0 49-35 49-66 0-9 0-18 0-28-4 0-8 0-13 0 0 9 0 18 0 27 0 36-15 54-33 54-32 0-32-44-32-53 0-45 0-90 0-135z">
              <text:p/>
            </draw:path>
            <draw:path draw:style-name="gr2" draw:text-style-name="P2" draw:layer="layout" svg:width="0.189cm" svg:height="0.224cm" draw:transform="rotate (-0.872664625997165) translate (9.98414107675872cm 7.22848171977668cm)" svg:viewBox="0 0 190 225" svg:d="M42 96c3-72 45-85 60-85 52 0 56 66 56 85-39 0-77 0-116 0zM42 106c46 0 91 0 137 0 10 0 11 0 11-10 0-49-26-96-88-96-56 0-102 50-102 112 0 65 52 113 109 113 60 0 81-55 81-64 0-5-3-6-5-6-4 0-6 3-7 7-17 50-62 50-66 50-25 0-45-14-56-32-14-24-14-56-14-74z">
              <text:p/>
            </draw:path>
            <draw:path draw:style-name="gr2" draw:text-style-name="P2" draw:layer="layout" svg:width="0.226cm" svg:height="0.316cm" draw:transform="rotate (-0.872664625997165) translate (10.2284426050791cm 7.5239751367338cm)" svg:viewBox="0 0 227 317" svg:d="M225 31c2-7 2-9 2-11 0-10-7-14-14-14-6 0-13 2-19 11 0 1-4 17-5 25-4 14-7 26-11 39-7 30-14 60-21 89-3 7-24 41-56 41-25 0-31-21-31-39 0-23 8-53 25-97 9-19 10-25 10-34 0-23-15-41-41-41-46 0-64 71-64 75 0 6 4 6 6 6 5 0 5-1 8-10 13-44 32-60 49-60 4 0 13 0 13 16 0 12-5 25-9 34-19 52-28 80-28 102 0 45 31 59 60 59 19 0 35-8 49-22-7 25-12 50-32 75-12 17-31 31-53 31-7 0-29-1-38-20 9 0 14 0 21-7 6-4 10-9 10-19 0-16-13-17-18-17-11 0-28 7-28 32 0 24 22 42 53 42 50 0 101-45 115-99 16-62 31-125 47-187z">
              <text:p/>
            </draw:path>
            <draw:path draw:style-name="gr2" draw:text-style-name="P2" draw:layer="layout" svg:width="0.325cm" svg:height="0.114cm" draw:transform="rotate (-0.872664625997165) translate (10.4621827003227cm 7.86120933919113cm)" svg:viewBox="0 0 326 115" svg:d="M311 20c7 0 15 0 15-10s-8-10-15-10c-99 0-197 0-296 0-5 0-15 0-15 10s10 10 17 10c98 0 196 0 294 0zM311 115c7 0 15 0 15-10s-8-10-15-10c-98 0-196 0-294 0-7 0-17 0-17 10s10 10 15 10c99 0 197 0 296 0z">
              <text:p/>
            </draw:path>
            <draw:path draw:style-name="gr2" draw:text-style-name="P2" draw:layer="layout" svg:width="0.207cm" svg:height="0.221cm" draw:transform="rotate (-0.872664625997165) translate (10.8202622391854cm 8.22927831184771cm)" svg:viewBox="0 0 208 222" svg:d="M45 176c26-28 40-41 57-56 16-14 31-26 49-43 46-46 57-70 57-71 0-6-4-6-5-6-3 0-4 1-7 6-15 23-25 32-36 32-12 0-19-9-26-17-9-11-18-21-35-21-36 0-58 46-58 56 0 3 1 5 5 5s6-2 7-5c9-22 38-22 42-22 10 0 20 2 31 7 20 6 25 6 38 6-18 21-59 58-69 65-15 14-30 28-45 42-33 32-50 60-50 64s4 3 6 4c4 0 5-1 8-7 11-17 27-29 42-29 11 0 15 4 28 18 8 10 17 18 32 18 48 0 77-61 77-75 0-3-3-5-6-5-5 0-5 3-6 6-12 32-44 42-61 42-9 0-18-4-28-7-16-7-23-8-35-8-1 0-8 0-12 1z">
              <text:p/>
            </draw:path>
          </draw:g>
        </draw:g>
        <draw:custom-shape draw:style-name="gr3" draw:text-style-name="P4" draw:layer="layout" svg:width="5.398cm" svg:height="2.54cm" svg:x="9.847cm" svg:y="1.85cm">
          <text:p text:style-name="P3"><text:span text:style-name="T1">Unique </text:span><text:span text:style-name="T1">triaxial </text:span><text:span text:style-name="T1">reg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svg:title>TexMaths</svg:title>
          <svg:desc>14§display§\gamma=0^\circ§svg§600§TRUE§</svg:desc>
          <draw:g>
            <draw:path draw:style-name="gr2" draw:text-style-name="P2" draw:layer="layout" svg:width="0.256cm" svg:height="0.322cm" svg:x="13.135cm" svg:y="5.002cm" svg:viewBox="0 0 257 323" svg:d="M11 92c18-56 73-57 77-57 74 0 80 87 80 126 0 29-2 37-6 47-11 37-25 92-25 105 0 6 3 10 6 10 7 0 11-11 16-30 12-41 16-69 19-85 0-5 1-12 2-18 17-49 48-122 68-161 4-5 9-16 9-18 0-5-3-4-5-5-2 0-6 0-7 4-25 46-45 95-65 144 0-14-1-52-19-100-13-30-32-54-66-54-61 0-95 75-95 89 0 6 4 6 8 6 1-1 2-2 3-3z">
              <text:p/>
            </draw:path>
            <draw:path draw:style-name="gr2" draw:text-style-name="P2" draw:layer="layout" svg:width="0.325cm" svg:height="0.114cm" svg:x="13.571cm" svg:y="5.04cm" svg:viewBox="0 0 326 115" svg:d="M309 20c7 0 17 0 17-10s-10-10-15-10c-99 0-197 0-296 0-7 0-15 0-15 10s8 10 17 10c97 0 195 0 292 0zM311 115c5 0 15 0 15-10s-10-10-17-10c-97 0-195 0-292 0-9 0-17 0-17 10s8 10 15 10c99 0 197 0 296 0z">
              <text:p/>
            </draw:path>
            <draw:path draw:style-name="gr2" draw:text-style-name="P2" draw:layer="layout" svg:width="0.206cm" svg:height="0.336cm" svg:x="14.081cm" svg:y="4.893cm" svg:viewBox="0 0 207 337" svg:d="M207 169c0-39-3-78-20-115-22-47-63-54-83-54-30 0-65 13-86 57-15 35-18 73-18 112 0 36 3 81 22 119 21 39 58 49 82 49 26 0 64-10 85-58 15-33 18-71 18-110zM104 326c-20 0-48-12-58-59-5-29-5-74-5-104 0-32 0-64 4-90 10-59 46-63 59-63 16 0 48 10 57 57 5 28 5 66 5 96 0 37 0 70-5 101-7 48-35 62-57 62z">
              <text:p/>
            </draw:path>
            <draw:path draw:style-name="gr2" draw:text-style-name="P2" draw:layer="layout" svg:width="0.147cm" svg:height="0.147cm" svg:x="14.334cm" svg:y="4.857cm" svg:viewBox="0 0 148 148" svg:d="M148 74c0-42-33-74-74-74-42 0-74 34-74 74 0 42 34 74 74 74 41 0 74-33 74-74zM74 131c-32 0-57-26-57-57 0-32 25-57 57-57s57 26 57 57c0 32-25 57-57 57z">
              <text:p/>
            </draw:path>
          </draw:g>
        </draw:g>
        <draw:g>
          <svg:title>TexMaths</svg:title>
          <svg:desc>14§display§\gamma=60^\circ§svg§600§TRUE§</svg:desc>
          <draw:g>
            <draw:path draw:style-name="gr2" draw:text-style-name="P2" draw:layer="layout" svg:width="0.258cm" svg:height="0.32cm" svg:x="11.037cm" svg:y="0.603cm" svg:viewBox="0 0 259 321" svg:d="M11 92c20-57 73-57 79-57 74 0 79 85 79 124 0 29-3 38-5 47-12 37-26 94-26 107 0 5 2 8 6 8 7 0 11-11 15-29 12-41 17-69 19-84 1-7 2-13 4-20 15-48 47-121 67-159 3-7 10-16 10-19 0-4-6-4-7-4-2 0-4 0-6 2-25 46-45 95-64 145 0-15-2-53-21-100-11-29-31-53-64-53-62 0-97 74-97 89 0 4 4 4 10 4 0 0 1 0 1-1z">
              <text:p/>
            </draw:path>
            <draw:path draw:style-name="gr2" draw:text-style-name="P2" draw:layer="layout" svg:width="0.326cm" svg:height="0.113cm" svg:x="11.473cm" svg:y="0.639cm" svg:viewBox="0 0 327 114" svg:d="M310 20c7 0 17 0 17-10s-10-10-17-10c-97 0-195 0-293 0-7 0-17 0-17 10s10 10 17 10c98 0 196 0 293 0zM310 114c7 0 17 0 17-9 0-10-10-10-17-10-97 0-195 0-293 0-7 0-17 0-17 10 0 9 10 9 17 9 98 0 196 0 293 0z">
              <text:p/>
            </draw:path>
            <draw:path draw:style-name="gr2" draw:text-style-name="P2" draw:layer="layout" svg:width="0.203cm" svg:height="0.335cm" svg:x="11.985cm" svg:y="0.493cm" svg:viewBox="0 0 204 336" svg:d="M45 166c0-4 0-8 0-13 0-122 60-140 85-140 13 0 32 2 43 19-7 0-26 0-26 22 0 16 11 23 22 23 7 0 23-4 23-24 0-29-21-53-63-53-63 0-129 64-129 172 0 131 57 164 102 164 55 0 102-46 102-110 0-61-43-109-98-109-33 0-51 25-61 49zM102 324c-31 0-45-30-47-38-10-22-10-61-10-70 0-39 17-88 60-88 8 0 31 0 46 31 8 18 8 43 8 67s0 47-8 66c-14 29-36 32-49 32z">
              <text:p/>
            </draw:path>
            <draw:path draw:style-name="gr2" draw:text-style-name="P2" draw:layer="layout" svg:width="0.205cm" svg:height="0.335cm" svg:x="12.23cm" svg:y="0.493cm" svg:viewBox="0 0 206 336" svg:d="M206 170c0-39-2-78-20-114-22-48-63-56-83-56-29 0-65 13-85 59-17 33-18 72-18 111 0 36 1 80 21 117 21 39 57 49 81 49 27 0 64-10 85-56 17-33 19-72 19-110zM102 326c-18 0-47-12-56-60-5-29-5-73-5-103s0-63 4-89c8-59 46-63 57-63 17 0 49 9 59 57 4 28 4 65 4 95 0 38 0 70-6 102-7 46-35 61-57 61z">
              <text:p/>
            </draw:path>
            <draw:path draw:style-name="gr2" draw:text-style-name="P2" draw:layer="layout" svg:width="0.147cm" svg:height="0.145cm" svg:x="12.482cm" svg:y="0.458cm" svg:viewBox="0 0 148 146" svg:d="M148 74c0-42-33-74-74-74-40 0-74 33-74 73 0 41 34 73 74 73 42 0 74-33 74-72zM74 130c-32 0-57-25-57-56 0-32 26-57 57-57 32 0 57 26 57 56 0 32-25 57-57 57z">
              <text:p/>
            </draw:path>
          </draw:g>
        </draw:g>
        <draw:g>
          <svg:title>TexMaths</svg:title>
          <svg:desc>14§display§\gamma=120^\circ§svg§600§TRUE§</svg:desc>
          <draw:g>
            <draw:path draw:style-name="gr2" draw:text-style-name="P2" draw:layer="layout" svg:width="0.258cm" svg:height="0.32cm" svg:x="2.538cm" svg:y="0.605cm" svg:viewBox="0 0 259 321" svg:d="M11 92c20-57 73-57 79-57 74 0 79 85 79 124 0 29-2 38-5 47-11 37-25 94-25 107 0 5 1 8 5 8 7 0 11-11 16-29 12-41 16-69 18-84 1-7 3-13 4-20 15-48 47-121 67-159 3-7 10-16 10-19 0-4-6-4-7-4-2 0-4 0-6 2-25 46-45 95-64 145 0-15-1-53-20-100-12-29-32-53-65-53-62 0-97 74-97 89 0 4 4 4 10 4 0 0 1 0 1-1z">
              <text:p/>
            </draw:path>
            <draw:path draw:style-name="gr2" draw:text-style-name="P2" draw:layer="layout" svg:width="0.325cm" svg:height="0.113cm" svg:x="2.976cm" svg:y="0.641cm" svg:viewBox="0 0 326 114" svg:d="M309 20c7 0 17 0 17-10s-10-10-17-10c-98 0-196 0-294 0-7 0-15 0-15 10s8 10 15 10c98 0 196 0 294 0zM309 114c7 0 17 0 17-9 0-10-10-10-17-10-98 0-196 0-294 0-7 0-15 0-15 10 0 9 8 9 15 9 98 0 196 0 294 0z">
              <text:p/>
            </draw:path>
            <draw:path draw:style-name="gr2" draw:text-style-name="P2" draw:layer="layout" svg:width="0.161cm" svg:height="0.325cm" svg:x="3.51cm" svg:y="0.495cm" svg:viewBox="0 0 162 326" svg:d="M101 13c0-12 0-13-11-13-31 32-75 32-90 32 0 5 0 10 0 15 10 0 39 0 64-12 0 84 0 168 0 252 0 19-1 24-46 24-5 0-10 0-15 0 0 5 0 10 0 15 17-1 60-1 80-1 19 0 61 0 79 1 0-5 0-10 0-15-5 0-11 0-16 0-44 0-45-5-45-24 0-91 0-183 0-274z">
              <text:p/>
            </draw:path>
            <draw:path draw:style-name="gr2" draw:text-style-name="P2" draw:layer="layout" svg:width="0.195cm" svg:height="0.325cm" svg:x="3.737cm" svg:y="0.495cm" svg:viewBox="0 0 196 326" svg:d="M38 289c17-17 34-34 52-50 77-69 106-95 106-144 0-56-45-95-105-95-55 0-91 46-91 89 0 27 24 27 25 27 9 0 27-6 27-25 0-13-10-25-27-25-4 0-5 0-7 0 13-33 38-51 67-51 45 0 66 41 66 80s-25 78-52 109c-31 35-62 69-93 104-6 6-6 6-6 18 61 0 121 0 182 0 5-28 9-56 14-85-4 0-9 0-13 0-2 14-5 37-11 44-3 4-35 4-46 4-29 0-59 0-88 0z">
              <text:p/>
            </draw:path>
            <draw:path draw:style-name="gr2" draw:text-style-name="P2" draw:layer="layout" svg:width="0.206cm" svg:height="0.335cm" svg:x="3.976cm" svg:y="0.495cm" svg:viewBox="0 0 207 336" svg:d="M207 170c0-39-1-78-20-114-22-48-62-56-82-56-31 0-66 13-87 59-15 33-18 72-18 111 0 36 3 80 22 117 21 39 58 49 82 49 26 0 64-10 85-56 17-33 18-72 18-110zM104 326c-19 0-48-12-58-60-4-29-4-73-4-103s0-63 3-89c10-59 46-63 59-63 16 0 49 9 58 57 5 28 5 65 5 95 0 38 0 70-6 102-7 46-35 61-57 61z">
              <text:p/>
            </draw:path>
            <draw:path draw:style-name="gr2" draw:text-style-name="P2" draw:layer="layout" svg:width="0.147cm" svg:height="0.145cm" svg:x="4.23cm" svg:y="0.46cm" svg:viewBox="0 0 148 146" svg:d="M148 74c0-42-33-74-74-74-40 0-74 33-74 73 0 41 34 73 74 73 42 0 74-33 74-72zM74 130c-32 0-57-25-57-56 0-32 26-57 57-57 32 0 58 26 58 56 0 32-26 57-58 57z">
              <text:p/>
            </draw:path>
          </draw:g>
        </draw:g>
        <draw:g>
          <svg:title>TexMaths</svg:title>
          <svg:desc>14§display§\gamma=240^\circ§svg§600§TRUE§</svg:desc>
          <draw:g>
            <draw:path draw:style-name="gr2" draw:text-style-name="P2" draw:layer="layout" svg:width="0.258cm" svg:height="0.32cm" svg:x="3.138cm" svg:y="9.506cm" svg:viewBox="0 0 259 321" svg:d="M11 92c20-57 73-57 79-57 74 0 79 85 79 124 0 29-2 38-5 47-11 37-25 94-25 107 0 5 1 8 5 8 7 0 11-11 16-29 12-41 16-69 18-84 1-7 3-13 4-20 15-48 47-121 67-159 3-7 10-16 10-19 0-4-6-4-7-4-2 0-4 0-6 2-25 46-45 95-64 145 0-15-1-53-20-100-12-29-32-53-65-53-62 0-97 74-97 89 0 4 4 4 10 4 0 0 1 0 1-1z">
              <text:p/>
            </draw:path>
            <draw:path draw:style-name="gr2" draw:text-style-name="P2" draw:layer="layout" svg:width="0.325cm" svg:height="0.113cm" svg:x="3.576cm" svg:y="9.542cm" svg:viewBox="0 0 326 114" svg:d="M309 20c7 0 17 0 17-10s-10-10-17-10c-98 0-196 0-294 0-7 0-15 0-15 10s8 10 15 10c98 0 196 0 294 0zM309 114c7 0 17 0 17-9 0-10-10-10-17-10-98 0-196 0-294 0-7 0-15 0-15 10 0 9 8 9 15 9 98 0 196 0 294 0z">
              <text:p/>
            </draw:path>
            <draw:path draw:style-name="gr2" draw:text-style-name="P2" draw:layer="layout" svg:width="0.195cm" svg:height="0.325cm" svg:x="4.091cm" svg:y="9.396cm" svg:viewBox="0 0 196 326" svg:d="M38 289c17-17 34-34 52-50 77-69 106-95 106-144 0-56-43-95-104-95-56 0-92 46-92 89 0 27 25 27 27 27 8 0 25-6 25-25 0-13-9-25-27-25-3 0-4 0-5 0 11-33 37-51 65-51 45 0 66 41 66 80s-24 78-52 109c-31 35-62 69-93 104-6 6-6 6-6 18 61 0 121 0 182 0 5-28 9-56 14-85-4 0-9 0-13 0-1 14-5 37-9 44-5 4-37 4-48 4-29 0-59 0-88 0z">
              <text:p/>
            </draw:path>
            <draw:path draw:style-name="gr2" draw:text-style-name="P2" draw:layer="layout" svg:width="0.217cm" svg:height="0.33cm" svg:x="4.326cm" svg:y="9.392cm" svg:viewBox="0 0 218 331" svg:d="M130 250c0 14 0 28 0 42 0 18 0 23-36 23-4 0-8 0-11 0 0 5 0 11 0 16 21-2 46-2 67-2s46 0 67 2c0-5 0-11 0-16-4 0-8 0-11 0-37 0-38-5-38-23 0-14 0-28 0-42 17 0 33 0 50 0 0-5 0-10 0-16-17 0-33 0-50 0 0-74 0-147 0-221 0-10 0-13-7-13-4 0-6 0-10 6-50 76-101 152-151 228 0 6 0 11 0 16 43 0 87 0 130 0zM134 234c-40 0-80 0-120 0 40-61 80-121 120-182 0 61 0 121 0 182z">
              <text:p/>
            </draw:path>
            <draw:path draw:style-name="gr2" draw:text-style-name="P2" draw:layer="layout" svg:width="0.206cm" svg:height="0.335cm" svg:x="4.576cm" svg:y="9.396cm" svg:viewBox="0 0 207 336" svg:d="M207 170c0-39-1-78-20-114-22-48-62-56-82-56-31 0-66 13-87 59-15 33-18 72-18 111 0 36 3 80 22 117 21 39 58 49 82 49 26 0 64-10 85-56 17-33 18-72 18-110zM104 326c-19 0-48-12-58-60-4-29-4-73-4-103s0-63 3-89c10-59 46-63 59-63 16 0 49 9 58 57 5 28 5 65 5 95 0 38 0 70-6 102-7 46-35 61-57 61z">
              <text:p/>
            </draw:path>
            <draw:path draw:style-name="gr2" draw:text-style-name="P2" draw:layer="layout" svg:width="0.147cm" svg:height="0.145cm" svg:x="4.83cm" svg:y="9.361cm" svg:viewBox="0 0 148 146" svg:d="M148 74c0-42-33-74-74-74-40 0-74 33-74 73 0 41 34 73 74 73 42 0 74-33 74-72zM74 130c-32 0-57-25-57-56 0-32 26-57 57-57 32 0 58 26 58 56 0 32-26 57-58 57z">
              <text:p/>
            </draw:path>
          </draw:g>
        </draw:g>
        <draw:g>
          <svg:title>TexMaths</svg:title>
          <svg:desc>14§display§\gamma=300^\circ§svg§600§TRUE§</svg:desc>
          <draw:g>
            <draw:path draw:style-name="gr2" draw:text-style-name="P2" draw:layer="layout" svg:width="0.258cm" svg:height="0.32cm" svg:x="10.038cm" svg:y="9.506cm" svg:viewBox="0 0 259 321" svg:d="M11 92c20-57 73-57 79-57 74 0 79 85 79 124 0 29-2 38-5 47-11 37-25 94-25 107 0 5 1 8 5 8 7 0 11-11 16-29 12-41 16-69 18-84 1-7 3-13 4-20 15-48 47-121 67-159 3-7 10-16 10-19 0-4-6-4-7-4-2 0-4 0-6 2-25 46-45 95-64 145 0-15-1-53-20-100-12-29-32-53-65-53-62 0-97 74-97 89 0 4 4 4 10 4 0 0 1 0 1-1z">
              <text:p/>
            </draw:path>
            <draw:path draw:style-name="gr2" draw:text-style-name="P2" draw:layer="layout" svg:width="0.325cm" svg:height="0.113cm" svg:x="10.476cm" svg:y="9.542cm" svg:viewBox="0 0 326 114" svg:d="M309 20c7 0 17 0 17-10s-10-10-17-10c-98 0-196 0-294 0-7 0-15 0-15 10s8 10 15 10c98 0 196 0 294 0zM309 114c7 0 17 0 17-9 0-10-10-10-17-10-98 0-196 0-294 0-7 0-15 0-15 10 0 9 8 9 15 9 98 0 196 0 294 0z">
              <text:p/>
            </draw:path>
            <draw:path draw:style-name="gr2" draw:text-style-name="P2" draw:layer="layout" svg:width="0.203cm" svg:height="0.335cm" svg:x="10.987cm" svg:y="9.396cm" svg:viewBox="0 0 204 336" svg:d="M122 153c40-12 70-47 70-85 0-40-44-68-91-68-49 0-87 29-87 67 0 17 11 25 25 25 16 0 25-10 25-25 0-24-23-24-30-24 15-23 47-30 65-30 20 0 47 11 47 54 0 7 0 35-14 56-14 23-31 25-44 26-4 0-15 2-19 2-3 0-7 0-7 5 0 6 4 6 12 6 7 0 14 0 21 0 41 0 59 32 59 81 0 65-34 81-56 81-21 0-57-9-76-38 19 3 34-8 34-26 0-19-14-28-28-28-11 0-28 7-28 28 0 44 46 76 99 76 61 0 105-43 105-93 0-41-30-78-82-90z">
              <text:p/>
            </draw:path>
            <draw:path draw:style-name="gr2" draw:text-style-name="P2" draw:layer="layout" svg:width="0.206cm" svg:height="0.335cm" svg:x="11.232cm" svg:y="9.396cm" svg:viewBox="0 0 207 336" svg:d="M207 170c0-39-3-78-20-114-22-48-62-56-83-56-30 0-66 13-86 59-15 33-18 72-18 111 0 36 1 80 22 117 21 39 56 49 82 49s63-10 85-56c15-33 18-72 18-110zM104 326c-20 0-49-12-58-60-5-29-5-73-5-103s0-63 4-89c10-59 46-63 59-63 15 0 47 9 57 57 6 28 6 65 6 95 0 38 0 70-6 102-8 46-36 61-57 61z">
              <text:p/>
            </draw:path>
            <draw:path draw:style-name="gr2" draw:text-style-name="P2" draw:layer="layout" svg:width="0.206cm" svg:height="0.335cm" svg:x="11.476cm" svg:y="9.396cm" svg:viewBox="0 0 207 336" svg:d="M207 170c0-39-1-78-20-114-22-48-62-56-82-56-31 0-66 13-87 59-15 33-18 72-18 111 0 36 3 80 22 117 21 39 58 49 82 49 26 0 64-10 85-56 17-33 18-72 18-110zM104 326c-19 0-48-12-58-60-4-29-4-73-4-103s0-63 3-89c10-59 46-63 59-63 16 0 49 9 58 57 5 28 5 65 5 95 0 38 0 70-6 102-7 46-35 61-57 61z">
              <text:p/>
            </draw:path>
            <draw:path draw:style-name="gr2" draw:text-style-name="P2" draw:layer="layout" svg:width="0.147cm" svg:height="0.145cm" svg:x="11.73cm" svg:y="9.361cm" svg:viewBox="0 0 148 146" svg:d="M148 74c0-42-33-74-74-74-40 0-74 33-74 73 0 41 34 73 74 73 42 0 74-33 74-72zM74 130c-32 0-57-25-57-56 0-32 26-57 57-57 32 0 58 26 58 56 0 32-26 57-58 57z">
              <text:p/>
            </draw:path>
          </draw:g>
        </draw:g>
        <draw:g>
          <svg:title>TexMaths</svg:title>
          <svg:desc>14§display§\gamma=180^\circ§svg§600§TRUE§</svg:desc>
          <draw:g>
            <draw:path draw:style-name="gr2" draw:text-style-name="P2" draw:layer="layout" svg:width="0.258cm" svg:height="0.32cm" svg:x="0.238cm" svg:y="5.049cm" svg:viewBox="0 0 259 321" svg:d="M11 92c20-57 73-57 79-57 74 0 79 85 79 124 0 29-2 38-5 47-11 37-25 94-25 107 0 5 1 8 5 8 7 0 11-11 16-29 12-41 16-69 18-84 1-7 3-13 4-20 15-48 47-121 67-159 3-7 10-16 10-19 0-4-6-4-7-4-2 0-4 0-6 2-25 46-45 95-64 145 0-15-1-53-20-100-12-29-32-53-65-53-62 0-97 74-97 89 0 4 4 4 10 4 0 0 1 0 1-1z">
              <text:p/>
            </draw:path>
            <draw:path draw:style-name="gr2" draw:text-style-name="P2" draw:layer="layout" svg:width="0.325cm" svg:height="0.113cm" svg:x="0.676cm" svg:y="5.085cm" svg:viewBox="0 0 326 114" svg:d="M309 20c7 0 17 0 17-10s-10-10-17-10c-98 0-196 0-294 0-7 0-15 0-15 10s8 10 15 10c98 0 196 0 294 0zM309 114c7 0 17 0 17-9 0-10-10-10-17-10-98 0-196 0-294 0-7 0-15 0-15 10 0 9 8 9 15 9 98 0 196 0 294 0z">
              <text:p/>
            </draw:path>
            <draw:path draw:style-name="gr2" draw:text-style-name="P2" draw:layer="layout" svg:width="0.161cm" svg:height="0.325cm" svg:x="1.21cm" svg:y="4.939cm" svg:viewBox="0 0 162 326" svg:d="M101 13c0-12 0-13-11-13-31 32-75 32-90 32 0 5 0 10 0 15 10 0 39 0 64-12 0 84 0 168 0 252 0 19-1 24-46 24-5 0-10 0-15 0 0 5 0 10 0 15 17-1 60-1 80-1 19 0 61 0 79 1 0-5 0-10 0-15-5 0-11 0-16 0-44 0-45-5-45-24 0-91 0-183 0-274z">
              <text:p/>
            </draw:path>
            <draw:path draw:style-name="gr2" draw:text-style-name="P2" draw:layer="layout" svg:width="0.203cm" svg:height="0.335cm" svg:x="1.433cm" svg:y="4.939cm" svg:viewBox="0 0 204 336" svg:d="M59 103c-23-15-24-32-24-40 0-30 32-50 67-50s67 25 67 61c0 28-19 50-49 68-20-13-41-26-61-39zM132 149c35-18 58-43 58-75 0-46-43-74-88-74-49 0-89 36-89 82 0 9 1 31 22 53 6 7 24 18 35 27-28 14-70 42-70 91 0 51 50 83 102 83 55 0 102-40 102-92 0-18-5-40-25-60-8-11-17-15-47-35zM83 170c20 13 40 25 60 38 14 10 36 24 36 53 0 36-36 63-77 63-42 0-78-31-78-71 0-30 17-60 59-83z">
              <text:p/>
            </draw:path>
            <draw:path draw:style-name="gr2" draw:text-style-name="P2" draw:layer="layout" svg:width="0.206cm" svg:height="0.335cm" svg:x="1.676cm" svg:y="4.939cm" svg:viewBox="0 0 207 336" svg:d="M207 170c0-39-1-78-20-114-22-48-62-56-82-56-31 0-66 13-87 59-15 33-18 72-18 111 0 36 3 80 22 117 21 39 58 49 82 49 26 0 64-10 85-56 17-33 18-72 18-110zM104 326c-19 0-48-12-58-60-4-29-4-73-4-103s0-63 3-89c10-59 46-63 59-63 16 0 49 9 58 57 5 28 5 65 5 95 0 38 0 70-6 102-7 46-35 61-57 61z">
              <text:p/>
            </draw:path>
            <draw:path draw:style-name="gr2" draw:text-style-name="P2" draw:layer="layout" svg:width="0.147cm" svg:height="0.145cm" svg:x="1.93cm" svg:y="4.904cm" svg:viewBox="0 0 148 146" svg:d="M148 74c0-42-33-74-74-74-40 0-74 33-74 73 0 41 34 73 74 73 42 0 74-33 74-72zM74 130c-32 0-57-25-57-56 0-32 26-57 57-57 32 0 58 26 58 56 0 32-26 57-58 57z">
              <text:p/>
            </draw:path>
          </draw:g>
        </draw:g>
        <draw:g>
          <svg:title>TexMaths</svg:title>
          <svg:desc>14§display§\beta_2§svg§600§FALSE§</svg:desc>
          <draw:g>
            <draw:path draw:style-name="gr4" draw:text-style-name="P5" draw:layer="layout" svg:width="0.398cm" svg:height="0.389cm" svg:x="12.073cm" svg:y="5.454cm" svg:viewBox="0 0 399 390" svg:d="M0 0c133 0 266 0 399 0 0 130 0 260 0 390-133 0-266 0-399 0 0-130 0-260 0-390z">
              <text:p/>
            </draw:path>
            <draw:path draw:style-name="gr2" draw:text-style-name="P2" draw:layer="layout" svg:width="0.265cm" svg:height="0.439cm" svg:x="12.063cm" svg:y="5.429cm" svg:viewBox="0 0 266 440" svg:d="M266 67c0-36-27-67-66-67-29 0-42 8-60 21-27 20-53 67-63 103-25 104-51 207-77 310-1 3 2 6 6 6s6-1 6-3c11-44 22-89 33-134 10 29 31 48 67 48s73-19 95-40c24-22 39-54 39-89 0-36-18-61-36-74 28-15 56-46 56-81zM178 148c-6 3-12 3-23 3-7 0-16 1-22-2 1-4 18-4 24-4 11 0 15 0 21 3zM239 56c0 33-18 70-45 84-12-5-22-6-37-6-10 0-38 0-38 15 0 14 25 13 35 13 17 0 25 0 39-6 20 17 21 33 22 55 0 28-11 66-25 84-19 26-51 44-79 44-38 0-56-28-56-62 0-6 0-13 3-23 10-41 20-82 30-123 11-42 46-120 105-120 29 0 46 16 46 45z">
              <text:p/>
            </draw:path>
            <draw:path draw:style-name="gr2" draw:text-style-name="P2" draw:layer="layout" svg:width="0.15cm" svg:height="0.227cm" svg:x="12.346cm" svg:y="5.62cm" svg:viewBox="0 0 151 228" svg:d="M151 165c-4 0-8 0-11 0-2 7-6 28-10 31-3 2-30 2-34 2-21 0-42 0-63 0 37-32 48-42 69-57 25-21 49-42 49-74 0-42-37-67-80-67s-71 29-71 61c0 17 14 19 18 19 7 0 18-6 18-17 0-7-3-18-21-18 12-25 34-32 51-32 33 0 51 26 51 54 0 29-21 53-32 66-27 27-55 54-82 81-3 3-3 4-3 14 47 0 94 0 141 0 3-21 6-42 10-63z">
              <text:p/>
            </draw:path>
          </draw:g>
        </draw:g>
        <draw:frame draw:style-name="gr5" draw:text-style-name="P6" draw:layer="layout" svg:width="2.075cm" svg:height="1.529cm" svg:x="8.928cm" svg:y="-0.19cm">
          <draw:image xlink:href="Pictures/10000001000000F7000000B666062E41B59599AA.png" xlink:type="simple" xlink:show="embed" xlink:actuate="onLoad" draw:mime-type="image/png">
            <text:p/>
          </draw:image>
        </draw:frame>
        <draw:frame draw:style-name="gr5" draw:text-style-name="P6" draw:layer="layout" svg:width="1.37cm" svg:height="1.869cm" svg:x="13.036cm" svg:y="5.347cm">
          <draw:image xlink:href="Pictures/1000000100000097000000CEAFBE7DE4CE2294A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095cm" fo:margin-bottom="1cm" fo:margin-left="2.912cm" fo:margin-right="2.81cm" fo:page-width="15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6-20T10:08:51.869255455</meta:creation-date>
    <dc:date>2022-06-20T13:05:14.151504393</dc:date>
    <meta:editing-duration>PT11M42S</meta:editing-duration>
    <meta:editing-cycles>3</meta:editing-cycles>
    <meta:generator>LibreOffice/7.3.2.2$MacOSX_AARCH64 LibreOffice_project/49f2b1bff42cfccbd8f788c8dc32c1c309559be0</meta:generator>
    <meta:document-statistic meta:object-count="125"/>
  </office:meta>
</office:document-meta>
</file>